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ff4000" draw:textarea-horizontal-align="justify" draw:textarea-vertical-align="middle" draw:auto-grow-height="false" fo:min-height="1.966cm" fo:min-width="2.82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8cm"/>
      <style:paragraph-properties style:writing-mode="lr-tb"/>
    </style:style>
    <style:style style:name="gr10" style:family="graphic" style:parent-style-name="standard">
      <style:graphic-properties svg:stroke-color="#bf0041" draw:textarea-horizontal-align="justify" draw:textarea-vertical-align="middle" draw:auto-grow-height="false" fo:min-height="1.967cm" fo:min-width="2.8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ellipse draw:style-name="gr1" draw:text-style-name="P1" draw:layer="layout" svg:width="1.159cm" svg:height="2.205cm" draw:transform="rotate (0.566533875197359) translate (9.896cm 11.562cm)" draw:kind="arc" draw:start-angle="289.01" draw:end-angle="88.29">
            <text:p/>
          </draw:ellipse>
          <draw:ellipse draw:style-name="gr1" draw:text-style-name="P1" draw:layer="layout" svg:width="1.295cm" svg:height="2.559cm" draw:transform="skewX (0.070162235930172) rotate (0.559028959413784) translate (9.234cm 12.252cm)" draw:kind="arc" draw:start-angle="289.01" draw:end-angle="88.29">
            <text:p/>
          </draw:ellipse>
          <draw:ellipse draw:style-name="gr1" draw:text-style-name="P1" draw:layer="layout" svg:width="0.6cm" svg:height="1.141cm" draw:transform="rotate (0.212930168743308) translate (11.783cm 12.908cm)" draw:kind="arc" draw:start-angle="289.01" draw:end-angle="88.29">
            <text:p/>
          </draw:ellipse>
          <draw:line draw:style-name="gr2" draw:text-style-name="P2" draw:layer="layout" svg:x1="8.033cm" svg:y1="13.947cm" svg:x2="18.006cm" svg:y2="13.947cm">
            <text:p/>
          </draw:line>
          <draw:custom-shape draw:style-name="gr3" draw:text-style-name="P1" draw:layer="layout" svg:width="6.649cm" svg:height="6.649cm" svg:x="8.032cm" svg:y="7.299cm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8.033cm" svg:y1="13.948cm" svg:x2="8.033cm" svg:y2="3.975cm">
            <text:p/>
          </draw:line>
          <draw:frame draw:style-name="gr4" draw:text-style-name="P3" draw:layer="layout" svg:width="1.995cm" svg:height="1.6cm" svg:x="18.005cm" svg:y="13.012cm">
            <draw:text-box>
              <text:p>K<text:span text:style-name="T1">ₓ</text:span></text:p>
            </draw:text-box>
          </draw:frame>
          <draw:frame draw:style-name="gr5" draw:text-style-name="P3" draw:layer="layout" svg:width="1.365cm" svg:height="0.962cm" svg:x="7.435cm" svg:y="3.038cm">
            <draw:text-box>
              <text:p>K<text:span text:style-name="T1">ᵧ</text:span></text:p>
            </draw:text-box>
          </draw:frame>
          <draw:frame draw:style-name="gr6" draw:text-style-name="P3" draw:layer="layout" svg:width="0.83cm" svg:height="0.962cm" svg:x="6.8cm" svg:y="13.438cm">
            <draw:text-box>
              <text:p><text:span text:style-name="T1">Γ</text:span></text:p>
            </draw:text-box>
          </draw:frame>
          <draw:frame draw:style-name="gr7" draw:text-style-name="P3" draw:layer="layout" svg:width="1.651cm" svg:height="0.983cm" svg:x="14.549cm" svg:y="13.017cm">
            <draw:text-box>
              <text:p>K1</text:p>
            </draw:text-box>
          </draw:frame>
          <draw:frame draw:style-name="gr8" draw:text-style-name="P3" draw:layer="layout" svg:width="1.4cm" svg:height="1cm" svg:x="10.8cm" svg:y="6.4cm">
            <draw:text-box>
              <text:p>K1<text:span text:style-name="T1">ʹ</text:span></text:p>
            </draw:text-box>
          </draw:frame>
          <draw:frame draw:style-name="gr9" draw:text-style-name="P3" draw:layer="layout" svg:width="1.446cm" svg:height="0.962cm" svg:x="13.235cm" svg:y="9.838cm">
            <draw:text-box>
              <text:p>M1</text:p>
            </draw:text-box>
          </draw:frame>
          <draw:line draw:style-name="gr2" draw:text-style-name="P2" draw:layer="layout" svg:x1="7.981cm" svg:y1="13.941cm" svg:x2="5.4cm" svg:y2="4.307cm">
            <text:p/>
          </draw:line>
          <draw:line draw:style-name="gr2" draw:text-style-name="P2" draw:layer="layout" svg:x1="7.981cm" svg:y1="13.949cm" svg:x2="17.615cm" svg:y2="11.368cm">
            <text:p/>
          </draw:line>
          <draw:custom-shape draw:style-name="gr10" draw:text-style-name="P1" draw:layer="layout" svg:width="6.65cm" svg:height="6.65cm" draw:transform="skewX (-0.000174532925199444) rotate (0.261799387799149) translate (6.261cm 7.518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3" draw:layer="layout" svg:width="1.384cm" svg:height="0.976cm" svg:x="14.016cm" svg:y="11.2cm">
            <draw:text-box>
              <text:p>K2</text:p>
            </draw:text-box>
          </draw:frame>
          <draw:frame draw:style-name="gr12" draw:text-style-name="P3" draw:layer="layout" svg:width="1.659cm" svg:height="0.98cm" svg:x="12.4cm" svg:y="8.22cm">
            <draw:text-box>
              <text:p>M2</text:p>
            </draw:text-box>
          </draw:frame>
          <draw:frame draw:style-name="gr13" draw:text-style-name="P3" draw:layer="layout" svg:width="1.635cm" svg:height="0.962cm" svg:x="8.8cm" svg:y="5.838cm">
            <draw:text-box>
              <text:p>K2<text:span text:style-name="T1">ʹ</text:span></text:p>
            </draw:text-box>
          </draw:frame>
          <draw:frame draw:style-name="gr5" draw:text-style-name="P3" draw:layer="layout" svg:width="1.365cm" svg:height="0.962cm" svg:x="5cm" svg:y="3.345cm">
            <draw:text-box>
              <text:p text:style-name="P4"><text:span text:style-name="T2">K</text:span><text:span text:style-name="T3">ᵧ</text:span><text:span text:style-name="T1">ʹ</text:span></text:p>
            </draw:text-box>
          </draw:frame>
          <draw:frame draw:style-name="gr4" draw:text-style-name="P3" draw:layer="layout" svg:width="1.995cm" svg:height="1.6cm" svg:x="17.405cm" svg:y="10.8cm">
            <draw:text-box>
              <text:p text:style-name="P4"><text:span text:style-name="T2">K</text:span><text:span text:style-name="T3">ₓ</text:span><text:span text:style-name="T1">ʹ</text:span></text:p>
            </draw:text-box>
          </draw:frame>
          <draw:line draw:style-name="gr14" draw:text-style-name="P2" draw:layer="layout" svg:x1="7.981cm" svg:y1="13.949cm" svg:x2="11cm" svg:y2="10.6cm">
            <text:p/>
          </draw:line>
          <draw:frame draw:style-name="gr15" draw:text-style-name="P1" draw:layer="layout" svg:width="0.441cm" svg:height="0.538cm" svg:x="11cm" svg:y="10.06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16" draw:text-style-name="P5" draw:layer="layout" svg:width="2.8cm" svg:height="0.962cm" svg:x="12.6cm" svg:y="12.841cm">
            <draw:text-box>
              <text:p><text:span text:style-name="T1">θ</text:span></text:p>
            </draw:text-box>
          </draw:frame>
          <draw:frame draw:style-name="gr17" draw:text-style-name="P5" draw:layer="layout" svg:width="2.2cm" svg:height="0.962cm" svg:x="11.4cm" svg:y="11cm">
            <draw:text-box>
              <text:p><text:span text:style-name="T1">φ</text:span><text:span text:style-name="T1">-</text:span><text:span text:style-name="T1">θ</text:span></text:p>
            </draw:text-box>
          </draw:frame>
          <draw:frame draw:style-name="gr17" draw:text-style-name="P5" draw:layer="layout" svg:width="2.2cm" svg:height="0.962cm" svg:x="9.2cm" svg:y="12.4cm">
            <draw:text-box>
              <text:p><text:span text:style-name="T1">φ</text:span></text:p>
            </draw:text-box>
          </draw:frame>
        </draw:g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3T20:09:31.764522259</meta:creation-date>
    <meta:editing-duration>PT20M34S</meta:editing-duration>
    <meta:editing-cycles>7</meta:editing-cycles>
    <meta:generator>LibreOffice/6.4.7.2$Linux_X86_64 LibreOffice_project/40$Build-2</meta:generator>
    <dc:date>2021-12-13T20:53:22.660492414</dc:date>
    <meta:document-statistic meta:object-count="49"/>
  </office:meta>
</office:document-meta>
</file>

<file path=Object 1/content.xml><?xml version="1.0" encoding="utf-8"?>
<math xmlns="http://www.w3.org/1998/Math/MathML" display="block">
  <semantics>
    <mover accent="true">
      <mi>k</mi>
      <mo stretchy="false">⃗</mo>
    </mover>
    <annotation encoding="StarMath 5.0">vec k</annotation>
  </semantics>
</math>
</file>